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448ad" officeooo:paragraph-rsid="001448ad"/>
    </style:style>
    <style:style style:name="P2" style:family="paragraph" style:parent-style-name="Standard">
      <style:text-properties fo:language="en" fo:country="US" officeooo:rsid="001af103" officeooo:paragraph-rsid="001af103"/>
    </style:style>
    <style:style style:name="P3" style:family="paragraph" style:parent-style-name="Standard">
      <style:text-properties fo:language="en" fo:country="US" officeooo:rsid="001af103" officeooo:paragraph-rsid="002a18c1"/>
    </style:style>
    <style:style style:name="P4" style:family="paragraph" style:parent-style-name="Standard">
      <style:text-properties fo:language="en" fo:country="US" fo:font-weight="bold" officeooo:rsid="001993f2" officeooo:paragraph-rsid="001993f2" style:font-weight-asian="bold" style:font-weight-complex="bold"/>
    </style:style>
    <style:style style:name="P5" style:family="paragraph" style:parent-style-name="Standard" style:list-style-name="L1">
      <style:text-properties fo:language="en" fo:country="US" officeooo:rsid="001af103" officeooo:paragraph-rsid="001af103"/>
    </style:style>
    <style:style style:name="P6" style:family="paragraph" style:parent-style-name="Standard" style:list-style-name="L1">
      <style:text-properties fo:language="en" fo:country="US" officeooo:rsid="001448ad" officeooo:paragraph-rsid="001af103"/>
    </style:style>
    <style:style style:name="P7" style:family="paragraph" style:parent-style-name="Standard" style:list-style-name="L2">
      <style:text-properties fo:language="en" fo:country="US" officeooo:rsid="001448ad" officeooo:paragraph-rsid="001af103"/>
    </style:style>
    <style:style style:name="P8" style:family="paragraph" style:parent-style-name="Standard" style:list-style-name="L1">
      <style:text-properties fo:language="en" fo:country="US" officeooo:rsid="0024241d" officeooo:paragraph-rsid="0024241d"/>
    </style:style>
    <style:style style:name="P9" style:family="paragraph" style:parent-style-name="Standard" style:list-style-name="L3">
      <style:text-properties fo:language="en" fo:country="US" fo:font-weight="normal" officeooo:rsid="002d8701" officeooo:paragraph-rsid="002d8701" style:font-weight-asian="normal" style:font-weight-complex="normal"/>
    </style:style>
    <style:style style:name="P10" style:family="paragraph" style:parent-style-name="Standard" style:list-style-name="L2">
      <style:text-properties officeooo:paragraph-rsid="001af103"/>
    </style:style>
    <style:style style:name="P11" style:family="paragraph" style:parent-style-name="Standard" style:list-style-name="L2">
      <style:text-properties officeooo:rsid="001b3928" officeooo:paragraph-rsid="001b3928"/>
    </style:style>
    <style:style style:name="P12" style:family="paragraph" style:parent-style-name="Standard" style:list-style-name="L2">
      <style:text-properties officeooo:rsid="002759df" officeooo:paragraph-rsid="002759df"/>
    </style:style>
    <style:style style:name="T1" style:family="text">
      <style:text-properties officeooo:rsid="001448a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448ad"/>
    </style:style>
    <style:style style:name="T4" style:family="text">
      <style:text-properties fo:language="en" fo:country="US" officeooo:rsid="001af103"/>
    </style:style>
    <style:style style:name="T5" style:family="text">
      <style:text-properties fo:language="en" fo:country="US" officeooo:rsid="001c9bcb"/>
    </style:style>
    <style:style style:name="T6" style:family="text">
      <style:text-properties fo:language="en" fo:country="US" officeooo:rsid="002bdbc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a18c1" style:font-weight-asian="bold" style:font-weight-complex="bold"/>
    </style:style>
    <style:style style:name="T9" style:family="text">
      <style:text-properties officeooo:rsid="001f1cc8"/>
    </style:style>
    <style:style style:name="T10" style:family="text">
      <style:text-properties officeooo:rsid="00202271"/>
    </style:style>
    <style:style style:name="T11" style:family="text">
      <style:text-properties officeooo:rsid="002759df"/>
    </style:style>
    <style:style style:name="T12" style:family="text">
      <style:text-properties officeooo:rsid="002a9baf"/>
    </style:style>
    <style:style style:name="T13" style:family="text">
      <style:text-properties officeooo:rsid="002bdbca"/>
    </style:style>
    <style:style style:name="T14" style:family="text">
      <style:text-properties officeooo:rsid="002d8701"/>
    </style:style>
    <style:style style:name="T15" style:family="text">
      <style:text-properties officeooo:rsid="001448ad" fo:background-color="#ffff00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The rules for dominant behavior:</text:p>
      <text:list xml:id="list6223980001431945805" text:style-name="L1">
        <text:list-item>
          <text:p text:style-name="P5"><text:span text:style-name="T14">A</text:span> dominant <text:span text:style-name="T9">agent</text:span> direct the conversation in order to sati<text:span text:style-name="T10">s</text:span>fy his preferences.<text:span text:style-name="T1"> (other </text:span><text:span text:style-name="T15">PARCE QUE </text:span><text:span text:style-name="T1">+ flow </text:span><text:span text:style-name="T15">PARCE QUE</text:span><text:span text:style-name="T1">...)</text:span></text:p>
        </text:list-item>
        <text:list-item>
          <text:p text:style-name="P6">The agent is able to express several times the same statement or a proposal, if this later is its most preferred value.<text:span text:style-name="T12">(other + flow)</text:span></text:p>
        </text:list-item>
        <text:list-item>
          <text:p text:style-name="P5">The agent is <text:span text:style-name="T1">able to express a reject if a value is not preferred, + it counter proposes a more preferred value. (demand)</text:span></text:p>
        </text:list-item>
        <text:list-item>
          <text:p text:style-name="P5">The agent opens the negotiation on new criteria by stating its preferences or proposes to choose what he likes. <text:span text:style-name="T12">(flow)</text:span></text:p>
        </text:list-item>
        <text:list-item>
          <text:p text:style-name="P8">The agent is <text:span text:style-name="T11">very</text:span> demanding, <text:span text:style-name="T11">a value is acceptable only if its high scored. (demand)</text:span></text:p>
        </text:list-item>
      </text:list>
      <text:p text:style-name="P2"/>
      <text:p text:style-name="P2"><text:span text:style-name="T7">The rules for a submissive behavior :</text:span> </text:p>
      <text:list xml:id="list1272101103248198498" text:style-name="L2">
        <text:list-item>
          <text:p text:style-name="P7">a submissive agent directs the dialogue in order to satisfy the user preferences at the expense of its preferences. <text:s/><text:span text:style-name="T13">(other)</text:span></text:p>
        </text:list-item>
        <text:list-item>
          <text:p text:style-name="P10"><text:span text:style-name="T4">The agent o</text:span><text:span text:style-name="T3">pen</text:span><text:span text:style-name="T4">s </text:span><text:span text:style-name="T3">a negotiation about a new criterion </text:span><text:span text:style-name="T4">in order to </text:span><text:span text:style-name="T3">collect more knowledge about the user preferences. Thus, it asks the user about his preferences on the new criterion. <text:s/></text:span><text:span text:style-name="T6">(other + flow)</text:span></text:p>
        </text:list-item>
        <text:list-item>
          <text:p text:style-name="P11"><text:span text:style-name="T3">T</text:span><text:span text:style-name="T2">he submissive agent express a reject by using the statePreference utterance in order to explain that </text:span><text:span text:style-name="T3"><text:s/>he </text:span><text:span text:style-name="T5">doesn't</text:span><text:span text:style-name="T3"> like the proposal rather than a clear reject. </text:span><text:span text:style-name="T6">(demand)</text:span></text:p>
        </text:list-item>
        <text:list-item>
          <text:p text:style-name="P12"><text:span text:style-name="T3">T</text:span><text:span text:style-name="T2">he agent is not demanding. The acceptable values has only a positive score, In addition, <text:s/>if the user insists on a proposal, the agent accept it. </text:span><text:span text:style-name="T6">(demand)</text:span></text:p>
        </text:list-item>
      </text:list>
      <text:p text:style-name="P1"/>
      <text:p text:style-name="P3"><text:span text:style-name="T7">The rules for a </text:span><text:span text:style-name="T8">peer</text:span><text:span text:style-name="T7"> behavior :</text:span></text:p>
      <text:list xml:id="list5396631392792861788" text:style-name="L3">
        <text:list-item>
          <text:p text:style-name="P9">A peer agent tries to find a compromise that satisfy both preferences. (other)</text:p>
        </text:list-item>
        <text:list-item>
          <text:p text:style-name="P9">The agent is not very demanding, an acceptable value has a positive score only (demand).</text:p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3:37:57.969711547</meta:creation-date>
    <dc:date>2016-07-05T16:50:15.560923293</dc:date>
    <meta:editing-duration>P1DT4H59M58S</meta:editing-duration>
    <meta:editing-cycles>20</meta:editing-cycles>
    <meta:generator>LibreOffice/4.2.8.2$Linux_X86_64 LibreOffice_project/420m0$Build-2</meta:generator>
    <meta:print-date>2016-06-30T16:17:28.235223608</meta:print-date>
    <meta:document-statistic meta:table-count="0" meta:image-count="0" meta:object-count="0" meta:page-count="1" meta:paragraph-count="15" meta:word-count="268" meta:character-count="1506" meta:non-whitespace-character-count="1259"/>
  </office:meta>
</office:document-meta>
</file>